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1cm" fo:min-width="2.9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915cm"/>
    </style:style>
    <style:style style:name="gr3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0.84cm" fo:padding-top="0.149cm" fo:padding-bottom="0.149cm" fo:padding-left="0.274cm" fo:padding-right="0.274cm"/>
    </style:style>
    <style:style style:name="gr4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0.714cm" fo:min-width="3.863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515cm"/>
    </style:style>
    <style:style style:name="gr6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1.739cm" fo:padding-top="0.149cm" fo:padding-bottom="0.149cm" fo:padding-left="0.274cm" fo:padding-right="0.274cm"/>
    </style:style>
    <style:style style:name="gr7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111cm" fo:min-width="7.047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714cm"/>
    </style:style>
    <style:style style:name="gr9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1.439cm" fo:padding-top="0.149cm" fo:padding-bottom="0.149cm" fo:padding-left="0.274cm" fo:padding-right="0.274cm"/>
    </style:style>
    <style:style style:name="gr10" style:family="graphic" style:parent-style-name="objectwithoutfill">
      <style:graphic-properties draw:stroke="solid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gr11" style:family="graphic" style:parent-style-name="standard">
      <style:graphic-properties draw:stroke="none" draw:fill-color="#99ff99" draw:textarea-horizontal-align="justify" draw:textarea-vertical-align="middle" draw:auto-grow-height="false" fo:min-height="0.15cm" fo:min-width="0.4cm"/>
    </style:style>
    <style:style style:name="gr12" style:family="graphic" style:parent-style-name="standard">
      <style:graphic-properties draw:stroke="none" svg:stroke-color="#000000" draw:fill="none" draw:fill-color="#ffffff" fo:min-height="0.391cm"/>
    </style:style>
    <style:style style:name="gr13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388cm" fo:min-width="3.837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1.561cm"/>
    </style:style>
    <style:style style:name="gr15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1.639cm" fo:padding-top="0.149cm" fo:padding-bottom="0.149cm" fo:padding-left="0.274cm" fo:padding-right="0.274cm"/>
    </style:style>
    <style:style style:name="gr16" style:family="graphic" style:parent-style-name="objectwithoutfill">
      <style:graphic-properties draw:stroke="dash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color="#000000" style:font-name="Ubuntu Mono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use-window-font-color="true" fo:font-size="13pt" style:font-size-asian="13pt" style:font-size-complex="13pt"/>
    </style:style>
    <style:style style:name="P5" style:family="paragraph">
      <loext:graphic-properties draw:fill="solid" draw:fill-color="#cccccc"/>
      <style:paragraph-properties fo:text-align="center"/>
      <style:text-properties fo:color="#000000" style:font-name="Ubuntu Mono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99ff99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Ubuntu Mono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0" style:family="paragraph">
      <style:paragraph-properties fo:text-align="center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>
      <loext:graphic-properties draw:fill="none" draw:fill-color="#ffffff"/>
      <style:paragraph-properties fo:text-align="center"/>
      <style:text-properties style:font-name="Ubuntu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000000" style:font-name="Ubuntu Mono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000000" style:font-name="Ubuntu Mono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666666" style:font-name="Ubuntu Mono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use-window-font-color="true" style:font-name="Ubuntu Mono" fo:font-size="11pt" style:font-size-asian="11pt" style:font-size-complex="11pt"/>
    </style:style>
    <style:style style:name="T5" style:family="text">
      <style:text-properties style:use-window-font-color="true" style:font-name="Ubuntu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color="#666666" style:font-name="Ubuntu 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fo:color="#000000" style:font-name="Ubuntu Mono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666666" style:font-name="Ubuntu Mono" fo:font-size="11pt" style:font-size-asian="11pt" style:font-size-complex="11pt"/>
    </style:style>
    <style:style style:name="T9" style:family="text">
      <style:text-properties fo:color="#000000" style:font-name="Ubuntu Mono" fo:font-size="11pt" style:font-size-asian="11pt" style:font-size-complex="11pt"/>
    </style:style>
    <style:style style:name="T10" style:family="text"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000000" style:font-name="Ubuntu Mono" fo:font-size="11pt" fo:font-style="italic" style:font-size-asian="11pt" style:font-style-asian="italic" style:font-size-complex="11pt" style:font-style-complex="italic"/>
    </style:style>
    <style:style style:name="T12" style:family="text">
      <style:text-properties style:font-name="Ubuntu Mono" fo:font-size="11pt" style:font-size-asian="11pt" style:font-size-complex="11pt"/>
    </style:style>
    <style:style style:name="T13" style:family="text">
      <style:text-properties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style:use-window-font-color="true" style:font-name="Ubuntu Mono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666666" style:font-name="Ubuntu Mono" fo:font-size="11pt" fo:font-weight="bold" style:font-size-asian="11pt" style:font-weight-asian="bold" style:font-size-complex="11pt" style:font-weight-complex="bold"/>
    </style:style>
    <style:style style:name="T16" style:family="text">
      <style:text-properties style:font-name="Ubuntu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cm" svg:height="1.5cm" svg:x="13.9cm" svg:y="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4cm" svg:height="1.165cm" svg:x="14.1cm" svg:y="1.335cm">
          <draw:text-box>
            <text:p text:style-name="P3"><text:span text:style-name="T3">NAME:</text:span><text:span text:style-name="T4"> </text:span><text:span text:style-name="T5">int</text:span></text:p>
            <text:p text:style-name="P3"><text:span text:style-name="T6">FULL_NAME:</text:span><text:span text:style-name="T5"> int</text:span></text:p>
          </draw:text-box>
        </draw:frame>
        <draw:custom-shape draw:style-name="gr3" draw:text-style-name="P5" xml:id="id4" draw:id="id4" draw:layer="layout" svg:width="1.4cm" svg:height="0.5cm" svg:x="13.7cm" svg:y="0.8cm">
          <text:p text:style-name="P1"><text:span text:style-name="T7">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4.499cm" svg:height="1.1cm" svg:x="0.501cm" svg:y="0.58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4.099cm" svg:height="0.765cm" svg:x="0.701cm" svg:y="0.921cm">
          <draw:text-box>
            <text:p text:style-name="P3"><text:span text:style-name="T3">NAME:</text:span><text:span text:style-name="T8"> </text:span><text:span text:style-name="T5">FOO</text:span></text:p>
          </draw:text-box>
        </draw:frame>
        <draw:custom-shape draw:style-name="gr6" draw:text-style-name="P5" draw:layer="layout" svg:width="2.299cm" svg:height="0.5cm" svg:x="0.301cm" svg:y="0.386cm">
          <text:p text:style-name="P1"><text:span text:style-name="T7">TYPE_DEC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7.699cm" svg:height="1.513cm" svg:x="0.501cm" svg:y="3.68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7.799cm" svg:height="1.964cm" svg:x="0.701cm" svg:y="4.022cm">
          <draw:text-box>
            <text:p text:style-name="P3"><text:span text:style-name="T3">NAME:</text:span><text:span text:style-name="T9"> </text:span><text:span text:style-name="T10">myMethod</text:span></text:p>
            <text:p text:style-name="P3"><text:span text:style-name="T3">FULL_NAME:</text:span><text:span text:style-name="T11"> </text:span><text:span text:style-name="T10">io.shiftleft.Foo.myMethod</text:span></text:p>
            <text:p text:style-name="P3"><text:span text:style-name="T12"/></text:p>
          </draw:text-box>
        </draw:frame>
        <draw:custom-shape draw:style-name="gr9" draw:text-style-name="P5" xml:id="id1" draw:id="id1" draw:layer="layout" svg:width="1.999cm" svg:height="0.5cm" svg:x="0.301cm" svg:y="3.487cm">
          <text:p text:style-name="P1"><text:span text:style-name="T7">METH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draw:line-skew="0.199cm" svg:x1="1.3cm" svg:y1="3.487cm" svg:x2="2.75cm" svg:y2="1.686cm" draw:start-shape="id1" draw:start-glue-point="0" draw:end-shape="id2" draw:end-glue-point="2" svg:d="M1300 3487c0-1051 1450-151 1450-1801" svg:viewBox="0 0 1451 1802">
          <text:p/>
        </draw:connector>
        <draw:custom-shape draw:style-name="gr11" draw:text-style-name="P8" draw:layer="layout" svg:width="0.9cm" svg:height="0.4cm" svg:x="2.2cm" svg:y="2.205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.1cm" svg:height="0.641cm" svg:x="2.1cm" svg:y="2.086cm">
          <draw:text-box>
            <text:p text:style-name="P1"><text:span text:style-name="T13">AST</text:span></text:p>
          </draw:text-box>
        </draw:frame>
        <draw:custom-shape draw:style-name="gr13" draw:text-style-name="P2" xml:id="id5" draw:id="id5" draw:layer="layout" svg:width="4.499cm" svg:height="1.8cm" svg:x="9.401cm" svg:y="3.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" draw:layer="layout" svg:width="4.399cm" svg:height="1.811cm" svg:x="9.601cm" svg:y="4.035cm">
          <draw:text-box>
            <text:p text:style-name="P3"><text:span text:style-name="T3">CODE: </text:span><text:span text:style-name="T5">int bar</text:span></text:p>
            <text:p text:style-name="P3"><text:span text:style-name="T3">NAME:</text:span><text:span text:style-name="T8"> </text:span><text:span text:style-name="T14">bar</text:span></text:p>
            <text:p text:style-name="P3"><text:span text:style-name="T6">TYPE_FULL_NAME:</text:span><text:span text:style-name="T15"> </text:span><text:span text:style-name="T10">int</text:span></text:p>
          </draw:text-box>
        </draw:frame>
        <draw:custom-shape draw:style-name="gr15" draw:text-style-name="P5" xml:id="id3" draw:id="id3" draw:layer="layout" svg:width="2.199cm" svg:height="0.5cm" svg:x="9.201cm" svg:y="3.5cm">
          <text:p text:style-name="P1"><text:span text:style-name="T7">ME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svg:x1="10.3cm" svg:y1="3.5cm" svg:x2="5cm" svg:y2="1.136cm" draw:start-shape="id3" draw:start-glue-point="0" draw:end-shape="id2" draw:end-glue-point="1" svg:d="M10300 3500c0-1576-1766-2364-5300-2364" svg:viewBox="0 0 5301 2365">
          <text:p/>
        </draw:connector>
        <draw:custom-shape draw:style-name="gr11" draw:text-style-name="P8" draw:layer="layout" svg:width="0.9cm" svg:height="0.4cm" svg:x="8.8cm" svg:y="1.719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.1cm" svg:height="0.641cm" svg:x="8.7cm" svg:y="1.6cm">
          <draw:text-box>
            <text:p text:style-name="P1"><text:span text:style-name="T13">AST</text:span></text:p>
          </draw:text-box>
        </draw:frame>
        <draw:connector draw:style-name="gr16" draw:text-style-name="P7" draw:layer="layout" draw:type="curve" svg:x1="13.7cm" svg:y1="1.05cm" svg:x2="11.65cm" svg:y2="3.7cm" draw:start-shape="id4" draw:start-glue-point="3" draw:end-shape="id5" svg:d="M13700 1050c-1367 0-2050 883-2050 2650" svg:viewBox="0 0 2051 2651">
          <text:p/>
        </draw:connector>
        <draw:frame draw:style-name="gr12" draw:text-style-name="P11" draw:layer="layout" svg:width="2.5cm" svg:height="1.205cm" svg:x="10.1cm" svg:y="0.995cm">
          <draw:text-box>
            <text:p text:style-name="P10"><text:span text:style-name="T16">Associate</text:span><text:span text:style-name="T16">d via </text:span><text:span text:style-name="T16">full n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5.5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chakra </meta:initial-creator>
    <meta:creation-date>2015-09-04T18:00:56.948576584</meta:creation-date>
    <dc:date>2018-10-02T16:52:15.481512779</dc:date>
    <meta:editing-duration>PT4H11M25S</meta:editing-duration>
    <meta:editing-cycles>56</meta:editing-cycles>
    <meta:generator>LibreOffice/5.4.6.2$Linux_X86_64 LibreOffice_project/40m0$Build-2</meta:generator>
    <meta:document-statistic meta:object-count="20"/>
  </office:meta>
</office:document-meta>
</file>